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43800000438670D375E.png"/>
  <manifest:file-entry manifest:media-type="image/jpeg" manifest:full-path="Pictures/10000000000001AA0000012F6F1AFD8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12.2cm" svg:x="1cm" svg:y="9cm">
          <text:p/>
        </draw:rect>
        <draw:frame draw:style-name="gr2" draw:text-style-name="P1" draw:layer="layout" svg:width="18.999cm" svg:height="18.999cm" svg:x="1.083cm" svg:y="5.409cm">
          <draw:image xlink:href="Pictures/100002000000043800000438670D37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5:51:43.56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